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4E5E49EB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333cm, 5.78cm, 14.348cm, 0.4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85cm" svg:height="18.5cm" svg:x="0.992cm" svg:y="2.691cm">
          <draw:image xlink:href="Pictures/10000000000005E8000007E04E5E49E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11T13:31:46.363994727</dc:date>
    <meta:editing-duration>PT3M43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